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71.19pt"/>
    </style:style>
    <style:style style:name="co9" style:family="table-column">
      <style:table-column-properties fo:break-before="auto" style:column-width="264.25pt"/>
    </style:style>
    <style:style style:name="co10" style:family="table-column">
      <style:table-column-properties fo:break-before="auto" style:column-width="158.51pt"/>
    </style:style>
    <style:style style:name="co11" style:family="table-column">
      <style:table-column-properties fo:break-before="auto" style:column-width="257.3pt"/>
    </style:style>
    <style:style style:name="co12" style:family="table-column">
      <style:table-column-properties fo:break-before="auto" style:column-width="200.95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285.11pt"/>
    </style:style>
    <style:style style:name="co15" style:family="table-column">
      <style:table-column-properties fo:break-before="auto" style:column-width="286.61pt"/>
    </style:style>
    <style:style style:name="co16" style:family="table-column">
      <style:table-column-properties fo:break-before="auto" style:column-width="15.65pt"/>
    </style:style>
    <style:style style:name="co17" style:family="table-column">
      <style:table-column-properties fo:break-before="auto" style:column-width="14.91pt"/>
    </style:style>
    <style:style style:name="co18" style:family="table-column">
      <style:table-column-properties fo:break-before="auto" style:column-width="16.44pt"/>
    </style:style>
    <style:style style:name="co19" style:family="table-column">
      <style:table-column-properties fo:break-before="auto" style:column-width="14.09pt"/>
    </style:style>
    <style:style style:name="co20" style:family="table-column">
      <style:table-column-properties fo:break-before="auto" style:column-width="17.2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troduction to Human Language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21" table:number-columns-repeated="1001" table:default-cell-style-name="Default"/>
        <table:table-row table:style-name="ro1">
          <table:table-cell/>
          <table:table-cell table:style-name="ce3" office:value-type="string" calcext:value-type="string" table:number-columns-spanned="22" table:number-rows-spanned="1">
            <text:p>Participant’s rating (1=best, 5=worst)</text:p>
          </table:table-cell>
          <table:covered-table-cell table:number-columns-repeated="21"/>
          <table:table-cell table:number-columns-repeated="1001"/>
        </table:table-row>
        <table:table-row table:style-name="ro1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"Uno dei partecipanti era arrivato molto presto."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3:.W3]))" office:value-type="float" office:value="4.59090909090909" calcext:value-type="float">
            <text:p>4.59090909090909</text:p>
          </table:table-cell>
          <table:table-cell table:formula="of:=VAR([.B3:.W3])" office:value-type="float" office:value="0.443722943722944" calcext:value-type="float">
            <text:p>0.443722943722944</text:p>
          </table:table-cell>
          <table:table-cell table:formula="of:=MEDIAN([.B3:.W3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Una dei partecipanti era arrivata molto presto."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4:.W4]))" office:value-type="float" office:value="3.22727272727273" calcext:value-type="float">
            <text:p>3.22727272727273</text:p>
          </table:table-cell>
          <table:table-cell table:formula="of:=VAR([.B4:.W4])" office:value-type="float" office:value="1.51731601731602" calcext:value-type="float">
            <text:p>1.51731601731602</text:p>
          </table:table-cell>
          <table:table-cell table:formula="of:=MEDIAN([.B4:.W4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Una tra i partecipanti era arrivata molto presto"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6-AVERAGE([.B5:.W5]))" office:value-type="float" office:value="3.59090909090909" calcext:value-type="float">
            <text:p>3.59090909090909</text:p>
          </table:table-cell>
          <table:table-cell table:formula="of:=VAR([.B5:.W5])" office:value-type="float" office:value="1.11038961038961" calcext:value-type="float">
            <text:p>1.11038961038961</text:p>
          </table:table-cell>
          <table:table-cell table:formula="of:=MEDIAN([.B5:.W5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Ho visto due dei partecipanti."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6:.W6]))" office:value-type="float" office:value="4.72727272727273" calcext:value-type="float">
            <text:p>4.72727272727273</text:p>
          </table:table-cell>
          <table:table-cell table:formula="of:=VAR([.B6:.W6])" office:value-type="float" office:value="0.779220779220779" calcext:value-type="float">
            <text:p>0.779220779220779</text:p>
          </table:table-cell>
          <table:table-cell table:formula="of:=MEDIAN([.B6:.W6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Ne ho visti due dei partecipanti."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6-AVERAGE([.B7:.W7]))" office:value-type="float" office:value="2.31818181818182" calcext:value-type="float">
            <text:p>2.31818181818182</text:p>
          </table:table-cell>
          <table:table-cell table:formula="of:=VAR([.B7:.W7])" office:value-type="float" office:value="0.893939393939395" calcext:value-type="float">
            <text:p>0.893939393939395</text:p>
          </table:table-cell>
          <table:table-cell table:formula="of:=MEDIAN([.B7:.W7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Ne ho visti due, dei partecipanti"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8:.W8]))" office:value-type="float" office:value="3.40909090909091" calcext:value-type="float">
            <text:p>3.40909090909091</text:p>
          </table:table-cell>
          <table:table-cell table:formula="of:=VAR([.B8:.W8])" office:value-type="float" office:value="1.49134199134199" calcext:value-type="float">
            <text:p>1.49134199134199</text:p>
          </table:table-cell>
          <table:table-cell table:formula="of:=MEDIAN([.B8:.W8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ei partecipanti, ne ho visti due."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9:.W9]))" office:value-type="float" office:value="3.09090909090909" calcext:value-type="float">
            <text:p>3.09090909090909</text:p>
          </table:table-cell>
          <table:table-cell table:formula="of:=VAR([.B9:.W9])" office:value-type="float" office:value="1.22943722943723" calcext:value-type="float">
            <text:p>1.22943722943723</text:p>
          </table:table-cell>
          <table:table-cell table:formula="of:=MEDIAN([.B9:.W9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i partecipanti, ne ho visti due."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10:.W10]))" office:value-type="float" office:value="4.18181818181818" calcext:value-type="float">
            <text:p>4.18181818181818</text:p>
          </table:table-cell>
          <table:table-cell table:formula="of:=VAR([.B10:.W10])" office:value-type="float" office:value="0.727272727272727" calcext:value-type="float">
            <text:p>0.727272727272727</text:p>
          </table:table-cell>
          <table:table-cell table:formula="of:=MEDIAN([.B10:.W10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Tre dottori su quattro raccomandano questo dentifricio"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(6-AVERAGE([.B11:.W11]))" office:value-type="float" office:value="5" calcext:value-type="float">
            <text:p>5</text:p>
          </table:table-cell>
          <table:table-cell table:formula="of:=VAR([.B11:.W11])" office:value-type="float" office:value="0" calcext:value-type="float">
            <text:p>0</text:p>
          </table:table-cell>
          <table:table-cell table:formula="of:=MEDIAN([.B11:.W11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Tre su quattro dottori raccomandano questo dentifricio"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6-AVERAGE([.B12:.W12]))" office:value-type="float" office:value="2.81818181818182" calcext:value-type="float">
            <text:p>2.81818181818182</text:p>
          </table:table-cell>
          <table:table-cell table:formula="of:=VAR([.B12:.W12])" office:value-type="float" office:value="1.2034632034632" calcext:value-type="float">
            <text:p>1.2034632034632</text:p>
          </table:table-cell>
          <table:table-cell table:formula="of:=MEDIAN([.B12:.W12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Tre di quattro dottori raccomandano questo dentifricio"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13:.W13]))" office:value-type="float" office:value="2.5" calcext:value-type="float">
            <text:p>2.5</text:p>
          </table:table-cell>
          <table:table-cell table:formula="of:=VAR([.B13:.W13])" office:value-type="float" office:value="1.4047619047619" calcext:value-type="float">
            <text:p>1.4047619047619</text:p>
          </table:table-cell>
          <table:table-cell table:formula="of:=MEDIAN([.B13:.W13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40% dei dottori raccomanda questo dentifricio"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14:.W14]))" office:value-type="float" office:value="2.45454545454545" calcext:value-type="float">
            <text:p>2.45454545454545</text:p>
          </table:table-cell>
          <table:table-cell table:formula="of:=VAR([.B14:.W14])" office:value-type="float" office:value="1.59307359307359" calcext:value-type="float">
            <text:p>1.59307359307359</text:p>
          </table:table-cell>
          <table:table-cell table:formula="of:=MEDIAN([.B14:.W1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Il 40% dei dottori raccomanda questo dentifricio" 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(6-AVERAGE([.B15:.W15]))" office:value-type="float" office:value="5" calcext:value-type="float">
            <text:p>5</text:p>
          </table:table-cell>
          <table:table-cell table:formula="of:=VAR([.B15:.W15])" office:value-type="float" office:value="0" calcext:value-type="float">
            <text:p>0</text:p>
          </table:table-cell>
          <table:table-cell table:formula="of:=MEDIAN([.B15:.W15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100% dei dentisti raccomanda di lavarsi bene i denti "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16:.W16]))" office:value-type="float" office:value="2.5" calcext:value-type="float">
            <text:p>2.5</text:p>
          </table:table-cell>
          <table:table-cell table:formula="of:=VAR([.B16:.W16])" office:value-type="float" office:value="1.88095238095238" calcext:value-type="float">
            <text:p>1.88095238095238</text:p>
          </table:table-cell>
          <table:table-cell table:formula="of:=MEDIAN([.B16:.W16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Il 100% dei dentisti raccomanda di lavarsi bene i denti "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(6-AVERAGE([.B17:.W17]))" office:value-type="float" office:value="4.81818181818182" calcext:value-type="float">
            <text:p>4.81818181818182</text:p>
          </table:table-cell>
          <table:table-cell table:formula="of:=VAR([.B17:.W17])" office:value-type="float" office:value="0.441558441558442" calcext:value-type="float">
            <text:p>0.441558441558442</text:p>
          </table:table-cell>
          <table:table-cell table:formula="of:=MEDIAN([.B17:.W17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C'è 50% di clienti insoddisfatto di questo prodotto"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6-AVERAGE([.B18:.W18]))" office:value-type="float" office:value="1.5" calcext:value-type="float">
            <text:p>1.5</text:p>
          </table:table-cell>
          <table:table-cell table:formula="of:=VAR([.B18:.W18])" office:value-type="float" office:value="0.642857142857143" calcext:value-type="float">
            <text:p>0.642857142857143</text:p>
          </table:table-cell>
          <table:table-cell table:formula="of:=MEDIAN([.B18:.W18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C'è un buon 50% di clienti insoddisfatto di questo prodotto"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6-AVERAGE([.B19:.W19]))" office:value-type="float" office:value="4.45454545454546" calcext:value-type="float">
            <text:p>4.45454545454546</text:p>
          </table:table-cell>
          <table:table-cell table:formula="of:=VAR([.B19:.W19])" office:value-type="float" office:value="0.735930735930736" calcext:value-type="float">
            <text:p>0.735930735930736</text:p>
          </table:table-cell>
          <table:table-cell table:formula="of:=MEDIAN([.B19:.W19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ue 50% di un salario fanno un salario intero."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20:.W20]))" office:value-type="float" office:value="3" calcext:value-type="float">
            <text:p>3</text:p>
          </table:table-cell>
          <table:table-cell table:formula="of:=VAR([.B20:.W20])" office:value-type="float" office:value="2.38095238095238" calcext:value-type="float">
            <text:p>2.38095238095238</text:p>
          </table:table-cell>
          <table:table-cell table:formula="of:=MEDIAN([.B20:.W20])" office:value-type="float" office:value="2.5" calcext:value-type="float">
            <text:p>2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emocrazia è spesso problematica."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(6-AVERAGE([.B21:.W21]))" office:value-type="float" office:value="1.59090909090909" calcext:value-type="float">
            <text:p>1.59090909090909</text:p>
          </table:table-cell>
          <table:table-cell table:formula="of:=VAR([.B21:.W21])" office:value-type="float" office:value="0.824675324675325" calcext:value-type="float">
            <text:p>0.824675324675325</text:p>
          </table:table-cell>
          <table:table-cell table:formula="of:=MEDIAN([.B21:.W21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La democrazia è spesso problematica."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(6-AVERAGE([.B22:.W22]))" office:value-type="float" office:value="5" calcext:value-type="float">
            <text:p>5</text:p>
          </table:table-cell>
          <table:table-cell table:formula="of:=VAR([.B22:.W22])" office:value-type="float" office:value="0" calcext:value-type="float">
            <text:p>0</text:p>
          </table:table-cell>
          <table:table-cell table:formula="of:=MEDIAN([.B22:.W22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La maggior parte dei soldati si radunò sul colle"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(6-AVERAGE([.B23:.W23]))" office:value-type="float" office:value="5" calcext:value-type="float">
            <text:p>5</text:p>
          </table:table-cell>
          <table:table-cell table:formula="of:=VAR([.B23:.W23])" office:value-type="float" office:value="0" calcext:value-type="float">
            <text:p>0</text:p>
          </table:table-cell>
          <table:table-cell table:formula="of:=MEDIAN([.B23:.W23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Metà del della maggior parte delle case era ormai sommersa"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24:.W24]))" office:value-type="float" office:value="1.72727272727273" calcext:value-type="float">
            <text:p>1.72727272727273</text:p>
          </table:table-cell>
          <table:table-cell table:formula="of:=VAR([.B24:.W24])" office:value-type="float" office:value="1.54112554112554" calcext:value-type="float">
            <text:p>1.54112554112554</text:p>
          </table:table-cell>
          <table:table-cell table:formula="of:=MEDIAN([.B24:.W24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I tre dei ragazzi sono ritornati oggi."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25:.W25]))" office:value-type="float" office:value="1.68181818181818" calcext:value-type="float">
            <text:p>1.68181818181818</text:p>
          </table:table-cell>
          <table:table-cell table:formula="of:=VAR([.B25:.W25])" office:value-type="float" office:value="1.75108225108225" calcext:value-type="float">
            <text:p>1.75108225108225</text:p>
          </table:table-cell>
          <table:table-cell table:formula="of:=MEDIAN([.B25:.W25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I tre dei ragazzi che erano venuti ieri sono ritornati oggi."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26:.W26]))" office:value-type="float" office:value="2.31818181818182" calcext:value-type="float">
            <text:p>2.31818181818182</text:p>
          </table:table-cell>
          <table:table-cell table:formula="of:=VAR([.B26:.W26])" office:value-type="float" office:value="2.60822510822511" calcext:value-type="float">
            <text:p>2.60822510822511</text:p>
          </table:table-cell>
          <table:table-cell table:formula="of:=MEDIAN([.B26:.W26])" office:value-type="float" office:value="4.5" calcext:value-type="float">
            <text:p>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Alcuni delle persone sono arrivati molto presto"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(6-AVERAGE([.B27:.W27]))" office:value-type="float" office:value="1.31818181818182" calcext:value-type="float">
            <text:p>1.31818181818182</text:p>
          </table:table-cell>
          <table:table-cell table:formula="of:=VAR([.B27:.W27])" office:value-type="float" office:value="0.512987012987014" calcext:value-type="float">
            <text:p>0.512987012987014</text:p>
          </table:table-cell>
          <table:table-cell table:formula="of:=MEDIAN([.B27:.W27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Alcune dei partecipanti sono arrivate molto presto"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6-AVERAGE([.B28:.W28]))" office:value-type="float" office:value="1.95454545454545" calcext:value-type="float">
            <text:p>1.95454545454545</text:p>
          </table:table-cell>
          <table:table-cell table:formula="of:=VAR([.B28:.W28])" office:value-type="float" office:value="1.85497835497836" calcext:value-type="float">
            <text:p>1.85497835497836</text:p>
          </table:table-cell>
          <table:table-cell table:formula="of:=MEDIAN([.B28:.W28])" office:value-type="float" office:value="4.5" calcext:value-type="float">
            <text:p>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ue di quegli amici che porti sempre a casa ..."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29:.W29]))" office:value-type="float" office:value="4.5" calcext:value-type="float">
            <text:p>4.5</text:p>
          </table:table-cell>
          <table:table-cell table:formula="of:=VAR([.B29:.W29])" office:value-type="float" office:value="0.547619047619048" calcext:value-type="float">
            <text:p>0.547619047619048</text:p>
          </table:table-cell>
          <table:table-cell table:formula="of:=MEDIAN([.B29:.W29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ue amici di quelli che porti sempre a casa ..."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30:.W30]))" office:value-type="float" office:value="4.40909090909091" calcext:value-type="float">
            <text:p>4.40909090909091</text:p>
          </table:table-cell>
          <table:table-cell table:formula="of:=VAR([.B30:.W30])" office:value-type="float" office:value="0.634199134199134" calcext:value-type="float">
            <text:p>0.634199134199134</text:p>
          </table:table-cell>
          <table:table-cell table:formula="of:=MEDIAN([.B30:.W30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Ciascuno dei due studenti ha mangiato un gelatone"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31:.W31]))" office:value-type="float" office:value="4.09090909090909" calcext:value-type="float">
            <text:p>4.09090909090909</text:p>
          </table:table-cell>
          <table:table-cell table:formula="of:=VAR([.B31:.W31])" office:value-type="float" office:value="1.32467532467532" calcext:value-type="float">
            <text:p>1.32467532467532</text:p>
          </table:table-cell>
          <table:table-cell table:formula="of:=MEDIAN([.B31:.W31])" office:value-type="float" office:value="1.5" calcext:value-type="float">
            <text:p>1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Gianni e Maria hanno mangiato un gelatone ciascuno"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32:.W32]))" office:value-type="float" office:value="4.77272727272727" calcext:value-type="float">
            <text:p>4.77272727272727</text:p>
          </table:table-cell>
          <table:table-cell table:formula="of:=VAR([.B32:.W32])" office:value-type="float" office:value="0.279220779220779" calcext:value-type="float">
            <text:p>0.279220779220779</text:p>
          </table:table-cell>
          <table:table-cell table:formula="of:=MEDIAN([.B32:.W32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Ciascuno di Gianni e Maria ha mangiato un gelatone."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33:.W33]))" office:value-type="float" office:value="1.40909090909091" calcext:value-type="float">
            <text:p>1.40909090909091</text:p>
          </table:table-cell>
          <table:table-cell table:formula="of:=VAR([.B33:.W33])" office:value-type="float" office:value="0.253246753246753" calcext:value-type="float">
            <text:p>0.253246753246753</text:p>
          </table:table-cell>
          <table:table-cell table:formula="of:=MEDIAN([.B33:.W33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Conosco bene uno del ragazzo e della ragazza."</text:p>
          </table:table-cell>
          <table:table-cell table:number-columns-repeated="22" office:value-type="float" office:value="5" calcext:value-type="float">
            <text:p>5</text:p>
          </table:table-cell>
          <table:table-cell/>
          <table:table-cell table:formula="of:=(6-AVERAGE([.B34:.W34]))" office:value-type="float" office:value="1" calcext:value-type="float">
            <text:p>1</text:p>
          </table:table-cell>
          <table:table-cell table:formula="of:=VAR([.B34:.W34])" office:value-type="float" office:value="0" calcext:value-type="float">
            <text:p>0</text:p>
          </table:table-cell>
          <table:table-cell table:formula="of:=MEDIAN([.B34:.W34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Il cecchino riusciva a vedere solo metà di Carlo e Franco"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6-AVERAGE([.B35:.W35]))" office:value-type="float" office:value="3" calcext:value-type="float">
            <text:p>3</text:p>
          </table:table-cell>
          <table:table-cell table:formula="of:=VAR([.B35:.W35])" office:value-type="float" office:value="1.9047619047619" calcext:value-type="float">
            <text:p>1.9047619047619</text:p>
          </table:table-cell>
          <table:table-cell table:formula="of:=MEDIAN([.B35:.W35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ue dei ragazzi e delle ragazze si fecero avanti."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36:.W36]))" office:value-type="float" office:value="3.95454545454545" calcext:value-type="float">
            <text:p>3.95454545454545</text:p>
          </table:table-cell>
          <table:table-cell table:formula="of:=VAR([.B36:.W36])" office:value-type="float" office:value="1.37878787878788" calcext:value-type="float">
            <text:p>1.37878787878788</text:p>
          </table:table-cell>
          <table:table-cell table:formula="of:=MEDIAN([.B36:.W36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Tre dei due ragazzi e delle due ragazze si fecero avanti." 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37:.W37]))" office:value-type="float" office:value="2.5" calcext:value-type="float">
            <text:p>2.5</text:p>
          </table:table-cell>
          <table:table-cell table:formula="of:=VAR([.B37:.W37])" office:value-type="float" office:value="1.78571428571429" calcext:value-type="float">
            <text:p>1.78571428571429</text:p>
          </table:table-cell>
          <table:table-cell table:formula="of:=MEDIAN([.B37:.W37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i stupidaggini, ne ha fatte di quelle!"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6-AVERAGE([.B38:.W38]))" office:value-type="float" office:value="2.77272727272727" calcext:value-type="float">
            <text:p>2.77272727272727</text:p>
          </table:table-cell>
          <table:table-cell table:formula="of:=VAR([.B38:.W38])" office:value-type="float" office:value="2.18398268398268" calcext:value-type="float">
            <text:p>2.18398268398268</text:p>
          </table:table-cell>
          <table:table-cell table:formula="of:=MEDIAN([.B38:.W38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i stupidaggini, ne ha fatte di quelle dieci!" 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6-AVERAGE([.B39:.W39]))" office:value-type="float" office:value="1.40909090909091" calcext:value-type="float">
            <text:p>1.40909090909091</text:p>
          </table:table-cell>
          <table:table-cell table:formula="of:=VAR([.B39:.W39])" office:value-type="float" office:value="0.538961038961039" calcext:value-type="float">
            <text:p>0.538961038961039</text:p>
          </table:table-cell>
          <table:table-cell table:formula="of:=MEDIAN([.B39:.W39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Ho notato due ragazzi, delle persone che conosco"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40:.W40]))" office:value-type="float" office:value="3.04545454545455" calcext:value-type="float">
            <text:p>3.04545454545455</text:p>
          </table:table-cell>
          <table:table-cell table:formula="of:=VAR([.B40:.W40])" office:value-type="float" office:value="2.04545454545455" calcext:value-type="float">
            <text:p>2.04545454545455</text:p>
          </table:table-cell>
          <table:table-cell table:formula="of:=MEDIAN([.B40:.W40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Ho notato due persone, dei ragazzi che conosco"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(6-AVERAGE([.B41:.W41]))" office:value-type="float" office:value="3.13636363636364" calcext:value-type="float">
            <text:p>3.13636363636364</text:p>
          </table:table-cell>
          <table:table-cell table:formula="of:=VAR([.B41:.W41])" office:value-type="float" office:value="1.17099567099567" calcext:value-type="float">
            <text:p>1.17099567099567</text:p>
          </table:table-cell>
          <table:table-cell table:formula="of:=MEDIAN([.B41:.W41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Ho notato due persone, tra i ragazzi che conosco"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42:.W42]))" office:value-type="float" office:value="3.72727272727273" calcext:value-type="float">
            <text:p>3.72727272727273</text:p>
          </table:table-cell>
          <table:table-cell table:formula="of:=VAR([.B42:.W42])" office:value-type="float" office:value="1.73160173160173" calcext:value-type="float">
            <text:p>1.73160173160173</text:p>
          </table:table-cell>
          <table:table-cell table:formula="of:=MEDIAN([.B42:.W42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Ho letto solo due romanzi, dei libri che mi hai dato"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43:.W43]))" office:value-type="float" office:value="4.31818181818182" calcext:value-type="float">
            <text:p>4.31818181818182</text:p>
          </table:table-cell>
          <table:table-cell table:formula="of:=VAR([.B43:.W43])" office:value-type="float" office:value="0.893939393939394" calcext:value-type="float">
            <text:p>0.893939393939394</text:p>
          </table:table-cell>
          <table:table-cell table:formula="of:=MEDIAN([.B43:.W43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Ho letto solo due libri, dei romanzi che mi hai dato"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44:.W44]))" office:value-type="float" office:value="3.81818181818182" calcext:value-type="float">
            <text:p>3.81818181818182</text:p>
          </table:table-cell>
          <table:table-cell table:formula="of:=VAR([.B44:.W44])" office:value-type="float" office:value="1.87012987012987" calcext:value-type="float">
            <text:p>1.87012987012987</text:p>
          </table:table-cell>
          <table:table-cell table:formula="of:=MEDIAN([.B44:.W44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ei romanzi che mi hai dato, ho letto solo due libri"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6-AVERAGE([.B45:.W45]))" office:value-type="float" office:value="4.13636363636364" calcext:value-type="float">
            <text:p>4.13636363636364</text:p>
          </table:table-cell>
          <table:table-cell table:formula="of:=VAR([.B45:.W45])" office:value-type="float" office:value="0.79004329004329" calcext:value-type="float">
            <text:p>0.79004329004329</text:p>
          </table:table-cell>
          <table:table-cell table:formula="of:=MEDIAN([.B45:.W45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"Dei libri che mi hai dato, ho letto solo due romanzi"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(6-AVERAGE([.B46:.W46]))" office:value-type="float" office:value="4.68181818181818" calcext:value-type="float">
            <text:p>4.68181818181818</text:p>
          </table:table-cell>
          <table:table-cell table:formula="of:=VAR([.B46:.W46])" office:value-type="float" office:value="0.798701298701299" calcext:value-type="float">
            <text:p>0.798701298701299</text:p>
          </table:table-cell>
          <table:table-cell table:formula="of:=MEDIAN([.B46:.W46])" office:value-type="float" office:value="1" calcext:value-type="float">
            <text:p>1</text:p>
          </table:table-cell>
          <table:table-cell table:number-columns-repeated="997"/>
        </table:table-row>
      </table:table>
      <table:table table:name="Sheet2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"Il cecchino riusciva a vedere solo metà di Carlo e Franco"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rto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Incer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rt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"Due dei ragazzi e delle ragazze si fecero avanti." </text:p>
          </table:table-cell>
          <table:table-cell table:number-columns-repeated="2" office:value-type="string" calcext:value-type="string">
            <text:p>2 persone (entrambi ragazzi, o entrambi ragazze, o misti)</text:p>
          </table:table-cell>
          <table:table-cell office:value-type="string" calcext:value-type="string">
            <text:p>4 persone (2 ragazzi e 2 ragazze)</text:p>
          </table:table-cell>
          <table:table-cell office:value-type="string" calcext:value-type="string">
            <text:p>2 persone (entrambi ragazzi, o entrambi ragazze, o misti)</text:p>
          </table:table-cell>
          <table:table-cell table:number-columns-repeated="2" office:value-type="string" calcext:value-type="string">
            <text:p>4 persone (2 ragazzi e 2 ragazze)</text:p>
          </table:table-cell>
          <table:table-cell office:value-type="string" calcext:value-type="string">
            <text:p>2 persone (necessariamente un ragazzo o una ragazza)</text:p>
          </table:table-cell>
          <table:table-cell table:number-columns-repeated="4" office:value-type="string" calcext:value-type="string">
            <text:p>4 persone (2 ragazzi e 2 ragazze)</text:p>
          </table:table-cell>
          <table:table-cell office:value-type="string" calcext:value-type="string">
            <text:p>2 persone (necessariamente un ragazzo o una ragazza)</text:p>
          </table:table-cell>
          <table:table-cell office:value-type="string" calcext:value-type="string">
            <text:p>4 persone (2 ragazzi e 2 ragazze)</text:p>
          </table:table-cell>
          <table:table-cell office:value-type="string" calcext:value-type="string">
            <text:p>2 ragazzi e un numero indefinito di ragazze</text:p>
          </table:table-cell>
          <table:table-cell office:value-type="string" calcext:value-type="string">
            <text:p>2 ragazzi + n ragazze</text:p>
          </table:table-cell>
          <table:table-cell office:value-type="string" calcext:value-type="string">
            <text:p>2 persone (entrambi ragazzi, o entrambi ragazze, o misti)</text:p>
          </table:table-cell>
          <table:table-cell office:value-type="string" calcext:value-type="string">
            <text:p>4 persone (2 ragazzi e 2 ragazze)</text:p>
          </table:table-cell>
          <table:table-cell office:value-type="string" calcext:value-type="string">
            <text:p>2 persone (entrambi ragazzi, o entrambi ragazze, o misti)</text:p>
          </table:table-cell>
          <table:table-cell office:value-type="string" calcext:value-type="string">
            <text:p>4 persone (2 ragazzi e 2 ragazze)</text:p>
          </table:table-cell>
          <table:table-cell office:value-type="string" calcext:value-type="string">
            <text:p>4 persone (2 ragazzi, e un numero non specificato di ragazze)</text:p>
          </table:table-cell>
          <table:table-cell office:value-type="string" calcext:value-type="string">
            <text:p>2 persone (entrambi ragazzi, o entrambi ragazze, o misti)</text:p>
          </table:table-cell>
          <table:table-cell office:value-type="string" calcext:value-type="string">
            <text:p>4 persone (2 ragazzi e 2 ragazz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0:53:56.530965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12T11:01:13.296591723</dc:date>
    <meta:editing-duration>P2DT6H30M6S</meta:editing-duration>
    <meta:editing-cycles>3</meta:editing-cycles>
    <meta:document-statistic meta:table-count="2" meta:cell-count="1217" meta:object-count="0"/>
  </office:meta>
</office:document-meta>
</file>